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2pt" style:font-size-asian="12pt" style:font-size-complex="12pt" style:text-underline-type="single" style:text-underline-style="solid" style:text-underline-width="auto" style:text-underline-mode="continuous"/>
    </style:style>
    <style:style style:name="P2" style:parent-style-name="ListParagraph" style:list-style-name="LFO1" style:family="paragraph"/>
    <style:style style:name="T3" style:parent-style-name="DefaultParagraphFont" style:family="text">
      <style:text-properties fo:font-weight="bold" style:font-weight-asian="bold" fo:font-size="12pt" style:font-size-asian="12pt" style:font-size-complex="12pt"/>
    </style:style>
    <style:style style:name="T4" style:parent-style-name="DefaultParagraphFont" style:family="text">
      <style:text-properties style:font-name-complex="Arial" fo:color="#333333" fo:font-size="12pt" style:font-size-asian="12pt" style:font-size-complex="12pt" fo:background-color="#FFFFFF"/>
    </style:style>
    <style:style style:name="T5" style:parent-style-name="DefaultParagraphFont" style:family="text">
      <style:text-properties style:font-name-complex="Arial" fo:color="#333333" fo:font-size="12pt" style:font-size-asian="12pt" style:font-size-complex="12pt"/>
    </style:style>
    <style:style style:name="T6" style:parent-style-name="DefaultParagraphFont" style:family="text">
      <style:text-properties style:font-name-complex="Arial" fo:color="#333333" fo:font-size="12pt" style:font-size-asian="12pt" style:font-size-complex="12pt"/>
    </style:style>
    <style:style style:name="T7" style:parent-style-name="DefaultParagraphFont" style:family="text">
      <style:text-properties style:font-name-complex="Arial" fo:color="#333333" fo:font-size="12pt" style:font-size-asian="12pt" style:font-size-complex="12pt" fo:background-color="#FFFFFF"/>
    </style:style>
    <style:style style:name="T8" style:parent-style-name="DefaultParagraphFont" style:family="text">
      <style:text-properties style:font-name-complex="Arial" fo:color="#333333" fo:font-size="12pt" style:font-size-asian="12pt" style:font-size-complex="12pt" fo:background-color="#FFFFFF"/>
    </style:style>
    <style:style style:name="T9" style:parent-style-name="DefaultParagraphFont" style:family="text">
      <style:text-properties style:font-name-complex="Arial" fo:color="#333333" fo:font-size="12pt" style:font-size-asian="12pt" style:font-size-complex="12pt" fo:background-color="#FFFFFF"/>
    </style:style>
    <style:style style:name="T10" style:parent-style-name="DefaultParagraphFont" style:family="text">
      <style:text-properties style:font-name-complex="Arial" fo:color="#333333" fo:font-size="12pt" style:font-size-asian="12pt" style:font-size-complex="12pt" fo:background-color="#FFFFFF"/>
    </style:style>
    <style:style style:name="T11" style:parent-style-name="DefaultParagraphFont" style:family="text">
      <style:text-properties style:font-name-complex="Arial" fo:color="#333333" fo:font-size="12pt" style:font-size-asian="12pt" style:font-size-complex="12pt" fo:background-color="#FFFFFF"/>
    </style:style>
    <style:style style:name="T12" style:parent-style-name="DefaultParagraphFont" style:family="text">
      <style:text-properties style:font-name-complex="Arial" fo:color="#333333" fo:font-size="12pt" style:font-size-asian="12pt" style:font-size-complex="12pt" fo:background-color="#FFFFFF"/>
    </style:style>
    <style:style style:name="T13" style:parent-style-name="DefaultParagraphFont" style:family="text">
      <style:text-properties style:font-name-complex="Arial" fo:color="#5B9BD5" fo:font-size="12pt" style:font-size-asian="12pt" style:font-size-complex="12pt" fo:background-color="#FFFFFF"/>
    </style:style>
    <style:style style:name="P14" style:parent-style-name="ListParagraph" style:list-style-name="LFO1" style:family="paragraph">
      <style:text-properties fo:font-weight="bold" style:font-weight-asian="bold"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T18" style:parent-style-name="DefaultParagraphFont" style:family="text">
      <style:text-properties fo:font-size="12pt" style:font-size-asian="12pt" style:font-size-complex="12pt"/>
    </style:style>
    <style:style style:name="T19" style:parent-style-name="Hyperlink" style:family="text">
      <style:text-properties fo:font-size="12pt" style:font-size-asian="12pt" style:font-size-complex="12pt"/>
    </style:style>
    <style:style style:name="P20" style:parent-style-name="ListParagraph" style:list-style-name="LFO1" style:family="paragraph">
      <style:text-properties fo:font-weight="bold" style:font-weight-asian="bold"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T29" style:parent-style-name="DefaultParagraphFont" style:family="text">
      <style:text-properties fo:font-size="12pt" style:font-size-asian="12pt" style:font-size-complex="12pt"/>
    </style:style>
  </office:automatic-styles>
  <office:body>
    <office:text text:use-soft-page-breaks="true">
      <text:p text:style-name="P1">Friction based games.</text:p>
      <text:list text:style-name="LFO1" text:continue-numbering="true">
        <text:list-item>
          <text:p text:style-name="P2"><text:span text:style-name="T3">Pocket Tanks</text:span></text:p>
        </text:list-item>
      </text:list>
      <text:p text:style-name="Normal"><text:span text:style-name="T4">Pocket Tanks is a turn-based shooter very similar to Worms. It's more mathematical than worms, so the game is slower paced but allows for greater precision. At the start of each match a pile of weapons is randomly chosen, then each player picks one from the pile at a time. In battle tanks can move forwards and backwards and accurately choose a firing angle. Each weapon has different effects and uses. There is no health in game- the winner is the player who causes most damage overall.</text:span><text:span text:style-name="T5"><text:line-break/></text:span><text:span text:style-name="T6"><text:line-break/></text:span><text:span text:style-name="T7">On playing the game I found out that unlike</text:span><text:span text:style-name="T8"><text:s/>worms the terrain alters when it's destroyed- ground hanging over a hole will collapse in.</text:span><text:span text:style-name="T9"><text:s/>The physics based mechanic in Pocket tanks is based around the ammunition you fire, it has its own physics in the form of weight and the mechanic is based around angling the strength and speed of your shot to arc the projectile correctly towards the enemy and deal damage.</text:span></text:p>
      <text:p text:style-name="Normal"><text:span text:style-name="T10">The target demographic of pocket tanks is aimed more towards players of a young age mainly aimed at males, as studies have shown that both players from under the age of 18 and 18-35 years old make 56% of video game players in the<text:s/></text:span><text:span text:style-name="T11">United States</text:span><text:span text:style-name="T12"><text:s/>in 2016. And 56% of the united states video gamers being male in 2016. This is according to this source:<text:s/></text:span><text:span text:style-name="T13">https://www.statista.com/statistics/232383/gender-split-of-us-computer-and-video-gamers/</text:span></text:p>
      <text:list text:style-name="LFO1" text:continue-numbering="true">
        <text:list-item>
          <text:p text:style-name="P14">Mario and Sonic at the winter Olympic games [curling].</text:p>
        </text:list-item>
      </text:list>
      <text:p text:style-name="P15">This<text:s/>game for the Wii that came out in 2009. I will be focusing on the curling event from the game, as it involves the theme of friction, with the goal to be sliding your weight onto the target and needs the right amount of speed applied to it and to smooth out the path to reduce friction to make the weight land correctly in the target. The other physics related thing in curling, is knocking your opponents weight out of the target whilst still keeping yours in the target.</text:p>
      <text:p text:style-name="P16">The games target demographic is also children of a young age as most Mario<text:s/>and sonic games have been.</text:p>
      <text:p text:style-name="P17">The wii game uses the wii remotes motion controls to change the level of friction, by moving the remote up and down as if you were moving the broom in curling, not only recreating the physical aspect of the game but showing a design choice in making the player actually have to move to decrease the friction.</text:p>
      <text:p text:style-name="Normal"><text:span text:style-name="T18">Gameplay of game:</text:span><text:s/><text:a xlink:href="https://www.youtube.com/watch?v=u_Tl1KfmLQQ" office:target-frame-name="_top" xlink:show="replace"><text:span text:style-name="T19">https://www.youtube.com/watch?v=u_Tl1KfmLQQ</text:span></text:a></text:p>
      <text:list text:style-name="LFO1" text:continue-numbering="true">
        <text:list-item>
          <text:p text:style-name="P20">Trials evolution.</text:p>
        </text:list-item>
      </text:list>
      <text:p text:style-name="P21">The trials series uses<text:s/>a 3d environment with the player character moving on a single track, the physics element of the game<text:s/>is based around navigating the ramps and tracks by going fast or slow enough and angling your vehicle to land into ramps and keep your speed when you do land to finish the track as fast as possible.</text:p>
      <text:p text:style-name="P22"/>
      <text:p text:style-name="P23">The games target demographic is relatively simple to the first ones, it appears physics based games<text:s/>usually aim for an under 35 age range demographic. Meaning we will attempt to target that more, possibly towards the age of 18 and either under or over depending on research.</text:p>
      <text:p text:style-name="P24">The only use of friction in this game is the use of brakes to slow yourself down whenever needed, there are small elements of timing in it like our game idea and we can use any iconography within this game to help us develop ours.</text:p>
      <text:p text:style-name="P25"/>
      <text:p text:style-name="P26">S2 Group 20 level 4-5’s Game Target demographic.</text:p>
      <text:p text:style-name="P27"/>
      <text:p text:style-name="P28">The target demographic for our game will be people between the ages of 12 and 35, using iconography and images similar to Nintendo and other similar themed dev teams, studios and games.</text:p>
      <text:p text:style-name="Normal"><text:span text:style-name="T29">Our game will be for both male and female with perhaps a more masculine design choice as there is a slightly larger demographic for it that we would like to attra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Group 20 Level 4-5 S2 <text:s text:c="24"/>Research into friction based games and their target demographic</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Mccarthy (s183168)</meta:initial-creator>
    <dc:creator>Thomas Mccarthy (s183168)</dc:creator>
    <meta:creation-date>2017-01-30T20:58:00Z</meta:creation-date>
    <dc:date>2017-01-30T20:58:00Z</dc:date>
    <meta:template xlink:href="Normal.dotm" xlink:type="simple"/>
    <meta:editing-cycles>2</meta:editing-cycles>
    <meta:editing-duration>PT0S</meta:editing-duration>
    <meta:document-statistic meta:page-count="2" meta:paragraph-count="7" meta:word-count="550" meta:character-count="3680" meta:row-count="26" meta:non-whitespace-character-count="3137"/>
  </office:meta>
</office:document-meta>
</file>